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7.1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9.71pt" fo:break-before="auto" style:use-optimal-row-height="tru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none"/>
    </style:style>
    <style:style style:name="ce2" style:family="table-cell" style:parent-style-name="Default">
      <style:table-cell-properties fo:border-bottom="none" fo:border-left="0.51pt solid #000000" fo:border-right="none" fo:border-top="non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cc00" fo:border-left="0.51pt solid #000000" fo:border-right="none" fo:border-top="none"/>
    </style:style>
    <style:style style:name="ce4" style:family="table-cell" style:parent-style-name="Default">
      <style:table-cell-properties fo:border-bottom="none" fo:background-color="#000000" fo:border-left="0.51pt solid #000000" fo:border-right="none" fo:border-top="none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order-bottom="none" fo:wrap-option="wrap" fo:border-left="0.51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51pt solid #000000" fo:border-right="none" fo:border-top="none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00"/>
      <style:text-properties fo:color="#ff3300"/>
    </style:style>
    <style:style style:name="ce11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#ffff66"/>
      <style:text-properties fo:color="#000000"/>
    </style:style>
    <style:style style:name="ce13" style:family="table-cell" style:parent-style-name="Default">
      <style:table-cell-properties fo:background-color="#ffcc00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000000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order-left="none" fo:border-right="0.51pt solid #000000" fo:border-top="none"/>
    </style:style>
    <style:style style:name="ce27" style:family="table-cell" style:parent-style-name="Default">
      <style:table-cell-properties fo:border-bottom="none" fo:background-color="#000000" fo:border-left="none" fo:border-right="0.51pt solid #000000" fo:border-top="none"/>
    </style:style>
    <style:style style:name="ce28" style:family="table-cell" style:parent-style-name="Default">
      <style:table-cell-properties fo:border-bottom="none" fo:background-color="transparent" fo:border-left="none" fo:border-right="0.5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26"/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style-name="ce24" table:number-columns-repeated="3"/>
          <table:table-cell/>
        </table:table-row>
        <table:table-row table:style-name="ro2">
          <table:table-cell table:style-name="ce2" office:value-type="string" calcext:value-type="string">
            <text:p>mainScript</text:p>
          </table:table-cell>
          <table:table-cell table:style-name="Default" office:value-type="string" calcext:value-type="string">
            <text:p>YES</text:p>
          </table:table-cell>
          <table:table-cell table:style-name="ce11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10"/>
          <table:table-cell table:style-name="ce5"/>
          <table:table-cell table:number-columns-repeated="4"/>
        </table:table-row>
        <table:table-row table:style-name="ro3">
          <table:table-cell office:value-type="string" calcext:value-type="string">
            <text:p>Arch Script</text:p>
          </table:table-cell>
          <table:table-cell office:value-type="string" calcext:value-type="string" table:number-columns-spanned="1" table:number-rows-spanned="6">
            <text:p>DOES NOT APPLY</text:p>
          </table:table-cell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edora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enSuse Leap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enSuse Tumbleweed Script</text:p>
          </table:table-cell>
          <table:covered-table-cell table:style-name="ce12"/>
          <table:table-cell table:style-name="ce18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buntu Trusty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buntu Xenial Script</text:p>
          </table:table-cell>
          <table:covered-table-cell table:style-name="ce12"/>
          <table:table-cell table:style-name="ce18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13"/>
          <table:table-cell table:style-name="ce5"/>
          <table:table-cell table:number-columns-repeated="4"/>
        </table:table-row>
        <table:table-row table:style-name="ro3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Yes but does not clear screen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 table:style-name="ce2" office:value-type="string" calcext:value-type="string">
            <text:p>Arch Menu</text:p>
          </table:table-cell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Update System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timize Mirrors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dd Yaour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eems to – Cant test n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Sound Support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Archive Support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Arc theme and Icon Packs</text:p>
          </table:table-cell>
          <table:table-cell office:value-type="string" calcext:value-type="string">
            <text:p>Does not Apply</text:p>
          </table:table-cell>
          <table:table-cell table:style-name="ce20" office:value-type="string" calcext:value-type="string">
            <text:p>YES – needs work but it works … I mean comment wise to the user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dd Packer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eems to – Cant test n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MISSING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5"/>
          <table:table-cell table:style-name="ce21"/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Fedora Menu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Update Fedora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dd RPM Fusion and/or United RPM (Submenu)</text:p>
          </table:table-cell>
          <table:table-cell table:style-name="Default" office:value-type="string" calcext:value-type="string">
            <text:p>YES</text:p>
          </table:table-cell>
          <table:table-cell table:style-name="ce22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Fedy</text:p>
          </table:table-cell>
          <table:table-cell office:value-type="string" calcext:value-type="string">
            <text:p>Does not Apply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erform common Fedy Tasks (Submenu)</text:p>
          </table:table-cell>
          <table:table-cell table:style-name="Default"/>
          <table:table-cell table:style-name="ce22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Extra Software</text:p>
          </table:table-cell>
          <table:table-cell table:style-name="Default"/>
          <table:table-cell table:style-name="ce23"/>
          <table:table-cell table:number-columns-repeated="4"/>
        </table:table-row>
        <table:table-row table:style-name="ro3">
          <table:table-cell office:value-type="string" calcext:value-type="string">
            <text:p>Install Arc Theming 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NOT SUR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OpenSuse Leap Script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Update OpenSuse 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Packman Repos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N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up Multimedia/Codecs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Google Chrome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Extra Software (?? make into submenu?)</text:p>
          </table:table-cell>
          <table:table-cell table:style-name="Default"/>
          <table:table-cell table:style-name="ce20" office:value-type="string" calcext:value-type="string">
            <text:p>Needs better documentation and mabe a submenu but it works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 table:number-rows-repeated="4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 table:style-name="ce7"/>
          <table:table-cell table:style-name="ce14" office:value-type="string" calcext:value-type="string">
            <text:p>Menu Shows up without errors</text:p>
          </table:table-cell>
          <table:table-cell table:style-name="ce14" office:value-type="string" calcext:value-type="string">
            <text:p>Functions of Menu work</text:p>
          </table:table-cell>
          <table:table-cell table:style-name="ce25" table:number-columns-repeated="3"/>
          <table:table-cell table:style-name="ce28"/>
        </table:table-row>
        <table:table-row table:style-name="ro5">
          <table:table-cell table:style-name="ce2" office:value-type="string" calcext:value-type="string">
            <text:p>OpenSuse Tumbleweed Script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 OpenSuse 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Packman Repos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up Multimedia/Codecs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Google Chrome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Extra Software (?? make into submenu?)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/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 to Quit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table:style-name="ce8" table:number-columns-repeated="7"/>
        </table:table-row>
        <table:table-row table:style-name="ro1">
          <table:table-cell table:style-name="Default"/>
          <table:table-cell table:style-name="ce14" office:value-type="string" calcext:value-type="string">
            <text:p>Menu Shows up without errors</text:p>
          </table:table-cell>
          <table:table-cell table:style-name="ce14" office:value-type="string" calcext:value-type="string">
            <text:p>Functions of Menu work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2" office:value-type="string" calcext:value-type="string">
            <text:p>Ubuntu Trusty Script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Update Ubuntu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ing Theme PPAs (doesn’t install anything)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Installing Themes (some from the last step)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Various software (Submenu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Budgie-Remix PPA [16.10 based ]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ElementaryOS tweaks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Ubuntu mate Dev repos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table:style-name="ce1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<text:s/>- Returns to main menu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ort of – needs to clear scree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table:style-name="ce8" table:number-columns-repeated="7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5">
          <table:table-cell table:style-name="ce2" office:value-type="string" calcext:value-type="string">
            <text:p>Git Themes 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rc Them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Getting permission denied error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Mint-Y Themes and Icons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ame Permission issues AND cleanup needs work 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LL (Minty AND arc) </text:p>
          </table:table-cell>
          <table:table-cell office:value-type="string" calcext:value-type="string">
            <text:p>Does not Apply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table:style-name="ce16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9"/>
          <table:table-cell table:number-columns-repeated="3"/>
          <table:table-cell table:style-name="Default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3">
          <table:table-cell table:style-name="ce8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5">
          <table:table-cell table:style-name="ce2" office:value-type="string" calcext:value-type="string">
            <text:p>Git Themes 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Install Mass Apps (break down in the future) 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Deadbeaf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Atom Editor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Google Chrome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Libre Office (via PPA for newer version0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WPS Office </text:p>
          </table:table-cell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>
            <text:p>Filebot 64bit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M to Return to Main Menu</text:p>
          </table:table-cell>
          <table:table-cell/>
          <table:table-cell table:style-name="ce16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Q to Quit</text:p>
          </table:table-cell>
          <table:table-cell/>
          <table:table-cell table:style-name="ce19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Invalid Selection </text:p>
          </table:table-cell>
          <table:table-cell/>
          <table:table-cell table:style-name="ce19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5:41:55.94427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44:03.326001827</meta:creation-date>
    <meta:generator>LibreOffice/5.2.3.2$Linux_X86_64 LibreOffice_project/20m0$Build-2</meta:generator>
    <dc:date>2016-11-30T15:44:06.658087588</dc:date>
    <meta:editing-duration>PT10H14M32S</meta:editing-duration>
    <meta:editing-cycles>77</meta:editing-cycles>
    <meta:document-statistic meta:table-count="1" meta:cell-count="203" meta:object-count="0"/>
  </office:meta>
</office:document-meta>
</file>